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Text_20_body">
      <style:text-properties fo:color="#1700ff" loext:opacity="100%" style:font-name="Courier New" fo:font-size="10pt" officeooo:paragraph-rsid="00627d62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color="#1700ff" loext:opacity="100%" style:font-name="Courier New" fo:font-size="10pt" fo:language="en" fo:country="US" officeooo:rsid="0061ecfa" officeooo:paragraph-rsid="0061ecfa" fo:background-color="transparen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1700ff" loext:opacity="100%" style:font-name="Courier New" fo:language="es" fo:country="ES" fo:font-weight="normal" officeooo:rsid="00627d62" officeooo:paragraph-rsid="00627d62" style:font-weight-asian="normal" style:font-weight-complex="normal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1700ff" loext:opacity="100%" style:font-name="Courier New" fo:font-weight="normal" officeooo:paragraph-rsid="00627d62" fo:background-color="#ffffff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color="#1700ff" loext:opacity="100%" fo:language="es" fo:country="ES" officeooo:rsid="004019fc" officeooo:paragraph-rsid="004019fc"/>
    </style:style>
    <style:style style:name="P6" style:family="paragraph" style:parent-style-name="Title">
      <style:paragraph-properties fo:text-align="justify" style:justify-single-word="false"/>
      <style:text-properties fo:language="es" fo:country="ES" officeooo:rsid="004019fc"/>
    </style:style>
    <style:style style:name="P7" style:family="paragraph" style:parent-style-name="Standard">
      <style:paragraph-properties fo:text-align="justify" style:justify-single-word="false"/>
      <style:text-properties fo:language="es" fo:country="ES" officeooo:rsid="00627d62" officeooo:paragraph-rsid="00627d62"/>
    </style:style>
    <style:style style:name="P8" style:family="paragraph" style:parent-style-name="Standard">
      <style:paragraph-properties fo:text-align="justify" style:justify-single-word="false"/>
      <style:text-properties fo:language="es" fo:country="ES" fo:font-weight="bold" officeooo:rsid="00627d62" officeooo:paragraph-rsid="00627d62" style:font-weight-asian="bold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7184a8"/>
    </style:style>
    <style:style style:name="P11" style:family="paragraph" style:parent-style-name="Standard">
      <style:paragraph-properties fo:text-align="justify" style:justify-single-word="false"/>
      <style:text-properties style:font-name="Liberation Serif" fo:language="es" fo:country="ES" officeooo:rsid="004019fc" officeooo:paragraph-rsid="004fee6b"/>
    </style:style>
    <style:style style:name="P12" style:family="paragraph" style:parent-style-name="Standard">
      <style:paragraph-properties fo:text-align="justify" style:justify-single-word="false"/>
      <style:text-properties style:font-name="Liberation Serif" fo:language="es" fo:country="ES" officeooo:rsid="004019fc" officeooo:paragraph-rsid="00627d62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monospace" fo:language="es" fo:country="ES" officeooo:rsid="0061ecfa" officeooo:paragraph-rsid="0061ecfa" fo:background-color="transparent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style:font-name="Liberation Serif" fo:language="es" fo:country="ES" officeooo:rsid="0061ecfa" officeooo:paragraph-rsid="0061ecfa" fo:background-color="#ffffff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text-align="justify" style:justify-single-word="false"/>
      <style:text-properties style:font-name="Liberation Sans1" fo:font-size="18.2000007629395pt" fo:font-weight="bold" officeooo:rsid="00627d62" officeooo:paragraph-rsid="00627d62" style:font-name-asian="Noto Sans CJK SC" style:font-size-asian="18.2000007629395pt" style:font-weight-asian="bold" style:font-name-complex="Noto Sans Devanagari2" style:font-size-complex="18.2000007629395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monospace" fo:language="es" fo:country="ES" officeooo:rsid="00627d62" officeooo:paragraph-rsid="00627d62"/>
    </style:style>
    <style:style style:name="P19" style:family="paragraph" style:parent-style-name="Heading_20_1">
      <style:text-properties style:font-name="Liberation Sans1" fo:font-size="18.2000007629395pt" fo:language="es" fo:country="ES" fo:font-weight="bold" officeooo:rsid="004019fc" officeooo:paragraph-rsid="004019fc" style:font-name-asian="Noto Sans CJK SC" style:font-size-asian="18.2000007629395pt" style:font-weight-asian="bold" style:font-name-complex="Noto Sans Devanagari2" style:font-size-complex="18.2000007629395pt" style:font-weight-complex="bold"/>
    </style:style>
    <style:style style:name="P20" style:family="paragraph" style:parent-style-name="Heading_20_1">
      <style:text-properties officeooo:paragraph-rsid="00627d62"/>
    </style:style>
    <style:style style:name="P21" style:family="paragraph" style:parent-style-name="Heading_20_2">
      <style:text-properties style:font-name="Liberation Sans1" fo:font-size="16.1000003814697pt" fo:language="es" fo:country="ES" fo:font-weight="bold" officeooo:rsid="0061ecfa" officeooo:paragraph-rsid="0061ecfa" style:font-name-asian="Noto Sans CJK SC" style:font-size-asian="16.1000003814697pt" style:font-weight-asian="bold" style:font-name-complex="Noto Sans Devanagari2" style:font-size-complex="16.1000003814697pt" style:font-weight-complex="bold"/>
    </style:style>
    <style:style style:name="P22" style:family="paragraph" style:parent-style-name="Heading_20_2">
      <style:text-properties style:font-name="Liberation Sans1" fo:font-size="16.1000003814697pt" fo:language="es" fo:country="ES" fo:font-weight="bold" officeooo:rsid="00627d62" officeooo:paragraph-rsid="00627d62" style:font-name-asian="Noto Sans CJK SC" style:font-size-asian="16.1000003814697pt" style:font-weight-asian="bold" style:font-name-complex="Noto Sans Devanagari2" style:font-size-complex="16.1000003814697pt" style:font-weight-complex="bold"/>
    </style:style>
    <style:style style:name="P23" style:family="paragraph" style:parent-style-name="Heading_20_2">
      <style:text-properties style:font-name="Liberation Sans1" fo:font-size="16.1000003814697pt" fo:language="es" fo:country="ES" fo:font-weight="bold" officeooo:rsid="00627d62" officeooo:paragraph-rsid="00645474" style:font-name-asian="Noto Sans CJK SC" style:font-size-asian="16.1000003814697pt" style:font-weight-asian="bold" style:font-name-complex="Noto Sans Devanagari2" style:font-size-complex="16.1000003814697pt" style:font-weight-complex="bold"/>
    </style:style>
    <style:style style:name="P24" style:family="paragraph" style:parent-style-name="Heading_20_2">
      <style:text-properties style:font-name="Liberation Sans1" fo:font-size="16.1000003814697pt" fo:font-weight="bold" officeooo:rsid="00627d62" officeooo:paragraph-rsid="00627d62" style:font-name-asian="Noto Sans CJK SC" style:font-size-asian="16.1000003814697pt" style:font-weight-asian="bold" style:font-name-complex="Noto Sans Devanagari2" style:font-size-complex="16.1000003814697pt" style:font-weight-complex="bold"/>
    </style:style>
    <style:style style:name="P25" style:family="paragraph" style:parent-style-name="Inspiration_7e_LT_7e_Gliederung_20_2" style:list-style-name="L4">
      <style:paragraph-properties fo:text-align="justify" style:justify-single-word="false"/>
      <style:text-properties style:font-name="Liberation Serif" fo:language="es" fo:country="ES" officeooo:rsid="004fee6b" officeooo:paragraph-rsid="0059de48"/>
    </style:style>
    <style:style style:name="P26" style:family="paragraph" style:parent-style-name="Standard">
      <style:paragraph-properties fo:text-align="justify" style:justify-single-word="false"/>
      <style:text-properties style:use-window-font-color="true" loext:opacity="0%" fo:language="es" fo:country="ES" fo:font-style="normal" fo:font-weight="bold" officeooo:rsid="0061ecfa" officeooo:paragraph-rsid="0061ecfa" style:font-style-asian="normal" style:font-weight-asian="bold" style:font-style-complex="normal" style:font-weight-complex="bold"/>
    </style:style>
    <style:style style:name="P27" style:family="paragraph" style:parent-style-name="Standard" style:list-style-name="L1">
      <style:paragraph-properties fo:text-align="justify" style:justify-single-word="false"/>
      <style:text-properties style:use-window-font-color="true" loext:opacity="0%" style:font-name="Liberation Serif" fo:language="es" fo:country="ES" officeooo:rsid="0061ecfa" officeooo:paragraph-rsid="0061ecfa" fo:background-color="transparent"/>
    </style:style>
    <style:style style:name="P28" style:family="paragraph" style:parent-style-name="Standard" style:list-style-name="L1">
      <style:paragraph-properties fo:text-align="justify" style:justify-single-word="false"/>
      <style:text-properties style:use-window-font-color="true" loext:opacity="0%" style:font-name="Liberation Serif" fo:language="es" fo:country="ES" officeooo:rsid="0061ecfa" officeooo:paragraph-rsid="0070b1f3" fo:background-color="transparent"/>
    </style:style>
    <style:style style:name="P29" style:family="paragraph" style:parent-style-name="Standard" style:list-style-name="L2">
      <style:paragraph-properties fo:text-align="justify" style:justify-single-word="false"/>
      <style:text-properties fo:language="es" fo:country="ES" officeooo:rsid="0061ecfa" officeooo:paragraph-rsid="0061ecfa"/>
    </style:style>
    <style:style style:name="P30" style:family="paragraph" style:parent-style-name="Standard" style:list-style-name="L2">
      <style:paragraph-properties fo:text-align="justify" style:justify-single-word="false"/>
      <style:text-properties fo:language="es" fo:country="ES" officeooo:paragraph-rsid="00532781"/>
    </style:style>
    <style:style style:name="P31" style:family="paragraph" style:parent-style-name="Standard" style:list-style-name="L2">
      <style:paragraph-properties fo:text-align="justify" style:justify-single-word="false"/>
      <style:text-properties fo:language="es" fo:country="ES" officeooo:paragraph-rsid="00627d62"/>
    </style:style>
    <style:style style:name="P32" style:family="paragraph" style:parent-style-name="Standard" style:list-style-name="L4">
      <style:paragraph-properties fo:text-align="justify" style:justify-single-word="false"/>
      <style:text-properties fo:language="es" fo:country="ES" officeooo:paragraph-rsid="004fee6b"/>
    </style:style>
    <style:style style:name="P33" style:family="paragraph" style:parent-style-name="Standard" style:list-style-name="L4">
      <style:paragraph-properties fo:text-align="justify" style:justify-single-word="false"/>
      <style:text-properties fo:language="es" fo:country="ES" officeooo:paragraph-rsid="0074ff3b"/>
    </style:style>
    <style:style style:name="P34" style:family="paragraph" style:parent-style-name="Standard" style:list-style-name="L2">
      <style:paragraph-properties fo:text-align="justify" style:justify-single-word="false"/>
      <style:text-properties fo:language="es" fo:country="ES" officeooo:rsid="00627d62" officeooo:paragraph-rsid="00627d62"/>
    </style:style>
    <style:style style:name="P35" style:family="paragraph" style:parent-style-name="Standard" style:list-style-name="L3">
      <style:paragraph-properties fo:text-align="justify" style:justify-single-word="false"/>
      <style:text-properties fo:language="es" fo:country="ES" officeooo:rsid="00627d62" officeooo:paragraph-rsid="00627d62"/>
    </style:style>
    <style:style style:name="P36" style:family="paragraph" style:parent-style-name="Standard" style:list-style-name="L6">
      <style:paragraph-properties fo:text-align="justify" style:justify-single-word="false"/>
      <style:text-properties fo:language="es" fo:country="ES" officeooo:rsid="00627d62" officeooo:paragraph-rsid="00627d62"/>
    </style:style>
    <style:style style:name="P37" style:family="paragraph" style:parent-style-name="Standard" style:list-style-name="L2">
      <style:paragraph-properties fo:text-align="justify" style:justify-single-word="false"/>
      <style:text-properties fo:language="es" fo:country="ES" officeooo:rsid="004019fc" officeooo:paragraph-rsid="00627d62"/>
    </style:style>
    <style:style style:name="P38" style:family="paragraph" style:parent-style-name="Standard" style:list-style-name="L3">
      <style:paragraph-properties fo:text-align="justify" style:justify-single-word="false"/>
      <style:text-properties fo:language="es" fo:country="ES" officeooo:rsid="004019fc" officeooo:paragraph-rsid="00627d62"/>
    </style:style>
    <style:style style:name="P39" style:family="paragraph" style:parent-style-name="Standard" style:list-style-name="L2">
      <style:paragraph-properties fo:text-align="justify" style:justify-single-word="false"/>
      <style:text-properties fo:language="es" fo:country="ES" officeooo:rsid="0049cc2b" officeooo:paragraph-rsid="0049cc2b"/>
    </style:style>
    <style:style style:name="P40" style:family="paragraph" style:parent-style-name="Standard" style:list-style-name="L2">
      <style:paragraph-properties fo:text-align="justify" style:justify-single-word="false"/>
      <style:text-properties fo:color="#1700ff" loext:opacity="100%" style:font-name="Courier New" fo:language="es" fo:country="ES" officeooo:rsid="0056935f" officeooo:paragraph-rsid="00627d62" fo:background-color="#ffffff"/>
    </style:style>
    <style:style style:name="P41" style:family="paragraph" style:parent-style-name="Standard" style:list-style-name="L3">
      <style:paragraph-properties fo:text-align="justify" style:justify-single-word="false"/>
      <style:text-properties fo:color="#1700ff" loext:opacity="100%" style:font-name="Courier New" fo:language="es" fo:country="ES" officeooo:rsid="004019fc" officeooo:paragraph-rsid="00585b37" fo:background-color="#ffffff"/>
    </style:style>
    <style:style style:name="P42" style:family="paragraph" style:parent-style-name="Standard" style:list-style-name="L3">
      <style:paragraph-properties fo:text-align="justify" style:justify-single-word="false"/>
      <style:text-properties fo:color="#1700ff" loext:opacity="100%" style:font-name="Courier New" fo:language="es" fo:country="ES" officeooo:rsid="004019fc" officeooo:paragraph-rsid="00627d62" fo:background-color="#ffffff"/>
    </style:style>
    <style:style style:name="P43" style:family="paragraph" style:parent-style-name="Standard" style:list-style-name="L8">
      <style:paragraph-properties fo:text-align="justify" style:justify-single-word="false"/>
      <style:text-properties fo:color="#1700ff" loext:opacity="100%" style:font-name="Courier New" fo:language="es" fo:country="ES" officeooo:rsid="00627d62" officeooo:paragraph-rsid="00627d62" fo:background-color="#ffffff"/>
    </style:style>
    <style:style style:name="P44" style:family="paragraph" style:parent-style-name="Standard" style:list-style-name="L7">
      <style:paragraph-properties fo:margin-left="0cm" fo:margin-right="0cm" fo:text-align="justify" style:justify-single-word="false" fo:text-indent="0cm" style:auto-text-indent="false"/>
      <style:text-properties fo:color="#1700ff" loext:opacity="100%" style:font-name="Courier New" fo:language="es" fo:country="ES" fo:font-weight="normal" officeooo:rsid="00627d62" officeooo:paragraph-rsid="00627d62" fo:background-color="#ffffff" style:font-weight-asian="normal" style:font-weight-complex="normal"/>
    </style:style>
    <style:style style:name="P45" style:family="paragraph" style:parent-style-name="Standard" style:list-style-name="L7">
      <style:paragraph-properties fo:margin-left="1.251cm" fo:margin-right="0cm" fo:text-align="justify" style:justify-single-word="false" fo:text-indent="0cm" style:auto-text-indent="false"/>
      <style:text-properties fo:color="#1700ff" loext:opacity="100%" style:font-name="Courier New" fo:language="es" fo:country="ES" fo:font-weight="normal" officeooo:rsid="00627d62" officeooo:paragraph-rsid="006a71ec" fo:background-color="#ffffff" style:font-weight-asian="normal" style:font-weight-complex="normal"/>
    </style:style>
    <style:style style:name="P46" style:family="paragraph" style:parent-style-name="Standard" style:list-style-name="L4">
      <style:paragraph-properties fo:text-align="justify" style:justify-single-word="false"/>
      <style:text-properties fo:color="#1700ff" loext:opacity="100%" style:font-name="Courier New" fo:font-size="10.5pt" fo:language="es" fo:country="ES" fo:font-weight="normal" officeooo:rsid="0059f1f2" officeooo:paragraph-rsid="00627d62" fo:background-color="transparent"/>
    </style:style>
    <style:style style:name="P47" style:family="paragraph" style:parent-style-name="Standard" style:list-style-name="L3">
      <style:paragraph-properties fo:text-align="justify" style:justify-single-word="false"/>
      <style:text-properties fo:color="#1700ff" loext:opacity="100%" fo:language="es" fo:country="ES" fo:font-style="italic" officeooo:rsid="004019fc" officeooo:paragraph-rsid="00627d62" style:font-style-asian="italic" style:font-style-complex="italic"/>
    </style:style>
    <style:style style:name="P48" style:family="paragraph" style:parent-style-name="Standard" style:list-style-name="L7">
      <style:paragraph-properties fo:text-align="justify" style:justify-single-word="false"/>
      <style:text-properties fo:color="#1700ff" loext:opacity="100%" fo:language="es" fo:country="ES" officeooo:rsid="00627d62" officeooo:paragraph-rsid="0069e5b8" fo:background-color="#ffffff"/>
    </style:style>
    <style:style style:name="P49" style:family="paragraph" style:parent-style-name="Standard" style:list-style-name="L4">
      <style:paragraph-properties fo:text-align="justify" style:justify-single-word="false"/>
      <style:text-properties fo:color="#1700ff" loext:opacity="100%" style:font-name="Liberation Serif" fo:language="es" fo:country="ES" officeooo:rsid="0059de48" officeooo:paragraph-rsid="0059f1f2"/>
    </style:style>
    <style:style style:name="P50" style:family="paragraph" style:parent-style-name="Standard" style:list-style-name="L8">
      <style:paragraph-properties fo:text-align="justify" style:justify-single-word="false"/>
      <style:text-properties fo:color="#1700ff" loext:opacity="100%" style:font-name="Liberation Serif" fo:language="es" fo:country="ES" officeooo:rsid="00627d62" officeooo:paragraph-rsid="00627d62" fo:background-color="#ffffff"/>
    </style:style>
    <style:style style:name="P51" style:family="paragraph" style:parent-style-name="Standard" style:list-style-name="L2">
      <style:paragraph-properties fo:text-align="justify" style:justify-single-word="false"/>
      <style:text-properties style:font-name="monospace" fo:language="es" fo:country="ES" officeooo:paragraph-rsid="00627d62"/>
    </style:style>
    <style:style style:name="P52" style:family="paragraph" style:parent-style-name="Standard" style:list-style-name="L3">
      <style:paragraph-properties fo:text-align="justify" style:justify-single-word="false"/>
      <style:text-properties style:font-name="Liberation Sans1" fo:font-size="16.1000003814697pt" fo:language="es" fo:country="ES" fo:font-weight="bold" officeooo:rsid="00627d62" officeooo:paragraph-rsid="00627d62" style:font-name-asian="Noto Sans CJK SC" style:font-size-asian="16.1000003814697pt" style:font-weight-asian="bold" style:font-name-complex="Noto Sans Devanagari2" style:font-size-complex="16.1000003814697pt" style:font-weight-complex="bold"/>
    </style:style>
    <style:style style:name="P53" style:family="paragraph" style:parent-style-name="Standard" style:list-style-name="L4">
      <style:paragraph-properties fo:text-align="justify" style:justify-single-word="false"/>
      <style:text-properties style:font-name="Liberation Serif" fo:language="es" fo:country="ES" officeooo:rsid="0059f1f2" officeooo:paragraph-rsid="00627d62"/>
    </style:style>
    <style:style style:name="P54" style:family="paragraph" style:parent-style-name="Standard" style:list-style-name="L4">
      <style:paragraph-properties fo:text-align="justify" style:justify-single-word="false"/>
      <style:text-properties style:font-name="Courier New" fo:language="es" fo:country="ES" officeooo:paragraph-rsid="005bc9de" fo:background-color="#cccccc"/>
    </style:style>
    <style:style style:name="P55" style:family="paragraph" style:parent-style-name="Standard" style:list-style-name="L7">
      <style:paragraph-properties fo:text-align="justify" style:justify-single-word="false"/>
      <style:text-properties officeooo:paragraph-rsid="00627d62"/>
    </style:style>
    <style:style style:name="P56" style:family="paragraph" style:parent-style-name="Standard" style:list-style-name="L7">
      <style:paragraph-properties fo:text-align="justify" style:justify-single-word="false"/>
      <style:text-properties officeooo:paragraph-rsid="006a71ec"/>
    </style:style>
    <style:style style:name="P57" style:family="paragraph" style:parent-style-name="Standard" style:list-style-name="L8">
      <style:paragraph-properties fo:text-align="justify" style:justify-single-word="false"/>
      <style:text-properties fo:color="#000000" loext:opacity="100%" style:font-name="Liberation Serif" fo:language="es" fo:country="ES" officeooo:rsid="00627d62" officeooo:paragraph-rsid="00627d62" fo:background-color="#ffffff"/>
    </style:style>
    <style:style style:name="P58" style:family="paragraph" style:parent-style-name="Standard" style:list-style-name="L7">
      <style:paragraph-properties fo:text-align="justify" style:justify-single-word="false"/>
      <style:text-properties fo:color="#000000" loext:opacity="100%" style:font-name="Liberation Serif" fo:language="es" fo:country="ES" officeooo:rsid="00627d62" officeooo:paragraph-rsid="00627d62" fo:background-color="#ffffff"/>
    </style:style>
    <style:style style:name="P59" style:family="paragraph" style:parent-style-name="Standard" style:list-style-name="L7">
      <style:paragraph-properties fo:text-align="justify" style:justify-single-word="false"/>
      <style:text-properties fo:color="#000000" loext:opacity="100%" style:font-name="Liberation Serif" fo:language="es" fo:country="ES" officeooo:rsid="00627d62" officeooo:paragraph-rsid="006a71ec" fo:background-color="#ffffff"/>
    </style:style>
    <style:style style:name="P60" style:family="paragraph" style:parent-style-name="Standard" style:list-style-name="L7">
      <style:paragraph-properties fo:text-align="justify" style:justify-single-word="false"/>
      <style:text-properties fo:color="#000000" loext:opacity="100%" style:font-name="Liberation Serif" fo:language="es" fo:country="ES" officeooo:rsid="00627d62" officeooo:paragraph-rsid="00766eed" fo:background-color="#ffffff"/>
    </style:style>
    <style:style style:name="P61" style:family="paragraph" style:parent-style-name="Standard" style:list-style-name="L8">
      <style:paragraph-properties fo:text-align="justify" style:justify-single-word="false"/>
      <style:text-properties officeooo:rsid="00627d62" officeooo:paragraph-rsid="00627d62"/>
    </style:style>
    <style:style style:name="P62" style:family="paragraph" style:parent-style-name="Text_20_body" style:list-style-name="L5">
      <style:text-properties officeooo:paragraph-rsid="00627d62"/>
    </style:style>
    <style:style style:name="P63" style:family="paragraph" style:parent-style-name="Text_20_body" style:list-style-name="L5">
      <style:text-properties officeooo:rsid="00627d62" officeooo:paragraph-rsid="00760ecd"/>
    </style:style>
    <style:style style:name="P64" style:family="paragraph" style:parent-style-name="Text_20_body" style:list-style-name="L5">
      <style:text-properties style:use-window-font-color="true" loext:opacity="0%" style:font-name="Liberation Serif" fo:font-size="12pt" officeooo:rsid="00627d62" officeooo:paragraph-rsid="00760ecd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627d62" style:font-style-asian="italic" style:font-style-complex="italic"/>
    </style:style>
    <style:style style:name="T3" style:family="text">
      <style:text-properties fo:font-style="italic" officeooo:rsid="0069e5b8" style:font-style-asian="italic" style:font-style-complex="italic"/>
    </style:style>
    <style:style style:name="T4" style:family="text">
      <style:text-properties officeooo:rsid="00405c62"/>
    </style:style>
    <style:style style:name="T5" style:family="text">
      <style:text-properties style:font-name="Liberation Sans1" fo:font-size="28pt" fo:font-weight="bold" officeooo:rsid="0061ecfa" style:font-name-asian="Noto Sans CJK SC" style:font-size-asian="28pt" style:font-weight-asian="bold" style:font-name-complex="Noto Sans Devanagari2" style:font-size-complex="28pt" style:font-weight-complex="bold"/>
    </style:style>
    <style:style style:name="T6" style:family="text">
      <style:text-properties style:font-name="Liberation Sans1" fo:font-size="18.2000007629395pt" fo:font-weight="bold" officeooo:rsid="00627d62" style:font-name-asian="Noto Sans CJK SC" style:font-size-asian="18.2000007629395pt" style:font-weight-asian="bold" style:font-name-complex="Noto Sans Devanagari2" style:font-size-complex="18.2000007629395pt" style:font-weight-complex="bold"/>
    </style:style>
    <style:style style:name="T7" style:family="text">
      <style:text-properties style:font-name="Liberation Sans1" fo:font-size="18.2000007629395pt" fo:font-weight="bold" officeooo:rsid="0073f723" style:font-name-asian="Noto Sans CJK SC" style:font-size-asian="18.2000007629395pt" style:font-weight-asian="bold" style:font-name-complex="Noto Sans Devanagari2" style:font-size-complex="18.2000007629395pt" style:font-weight-complex="bold"/>
    </style:style>
    <style:style style:name="T8" style:family="text">
      <style:text-properties style:font-name="Liberation Serif" fo:font-style="italic" officeooo:rsid="00627d62" style:font-style-asian="italic" style:font-style-complex="italic"/>
    </style:style>
    <style:style style:name="T9" style:family="text">
      <style:text-properties style:font-name="Liberation Serif" officeooo:rsid="00405c62"/>
    </style:style>
    <style:style style:name="T10" style:family="text">
      <style:text-properties style:font-name="Liberation Serif" officeooo:rsid="00627d62"/>
    </style:style>
    <style:style style:name="T11" style:family="text">
      <style:text-properties style:font-name="Liberation Serif" officeooo:rsid="007fcfd8"/>
    </style:style>
    <style:style style:name="T12" style:family="text">
      <style:text-properties style:font-name="Liberation Serif" officeooo:rsid="0080e5c0"/>
    </style:style>
    <style:style style:name="T13" style:family="text">
      <style:text-properties officeooo:rsid="005da6f3"/>
    </style:style>
    <style:style style:name="T14" style:family="text">
      <style:text-properties officeooo:rsid="0061ecfa"/>
    </style:style>
    <style:style style:name="T15" style:family="text">
      <style:text-properties officeooo:rsid="004019fc"/>
    </style:style>
    <style:style style:name="T16" style:family="text">
      <style:text-properties fo:color="#000000" loext:opacity="100%" style:font-name="Liberation Serif" fo:language="es" fo:country="ES" fo:background-color="#ffffff" loext:char-shading-value="0"/>
    </style:style>
    <style:style style:name="T17" style:family="text">
      <style:text-properties fo:color="#000000" loext:opacity="100%" style:font-name="Liberation Serif" fo:language="es" fo:country="ES" officeooo:rsid="00627d62" fo:background-color="#ffffff" loext:char-shading-value="0"/>
    </style:style>
    <style:style style:name="T18" style:family="text">
      <style:text-properties fo:color="#000000" loext:opacity="100%" style:font-name="Liberation Serif" fo:language="es" fo:country="ES" officeooo:rsid="0069e5b8" fo:background-color="#ffffff" loext:char-shading-value="0"/>
    </style:style>
    <style:style style:name="T19" style:family="text">
      <style:text-properties fo:color="#000000" loext:opacity="100%" style:font-name="Liberation Serif" fo:language="es" fo:country="ES" officeooo:rsid="006a71ec" fo:background-color="#ffffff" loext:char-shading-value="0"/>
    </style:style>
    <style:style style:name="T20" style:family="text">
      <style:text-properties fo:color="#000000" loext:opacity="100%" style:font-name="Liberation Serif" fo:language="es" fo:country="ES" fo:font-style="italic" fo:background-color="#ffffff" loext:char-shading-value="0" style:font-style-asian="italic" style:font-style-complex="italic"/>
    </style:style>
    <style:style style:name="T21" style:family="text">
      <style:text-properties fo:color="#000000" loext:opacity="100%" style:font-name="Liberation Serif" fo:language="es" fo:country="ES" fo:font-style="italic" officeooo:rsid="00627d62" fo:background-color="#ffffff" loext:char-shading-value="0" style:font-style-asian="italic" style:font-style-complex="italic"/>
    </style:style>
    <style:style style:name="T22" style:family="text">
      <style:text-properties fo:color="#000000" loext:opacity="100%" style:font-name="Liberation Serif" fo:language="es" fo:country="ES" fo:font-style="italic" officeooo:rsid="006a71ec" fo:background-color="#ffffff" loext:char-shading-value="0" style:font-style-asian="italic" style:font-style-complex="italic"/>
    </style:style>
    <style:style style:name="T23" style:family="text">
      <style:text-properties fo:color="#000000" loext:opacity="100%" style:font-name="Liberation Serif" fo:language="es" fo:country="ES" fo:font-style="italic" officeooo:rsid="0069e5b8" fo:background-color="#ffffff" loext:char-shading-value="0" style:font-style-asian="italic" style:font-style-complex="itali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627d62"/>
    </style:style>
    <style:style style:name="T26" style:family="text">
      <style:text-properties officeooo:rsid="00645474"/>
    </style:style>
    <style:style style:name="T27" style:family="text">
      <style:text-properties officeooo:rsid="006606a4"/>
    </style:style>
    <style:style style:name="T28" style:family="text">
      <style:text-properties officeooo:rsid="0067084e"/>
    </style:style>
    <style:style style:name="T29" style:family="text">
      <style:text-properties officeooo:rsid="0069e5b8"/>
    </style:style>
    <style:style style:name="T30" style:family="text">
      <style:text-properties officeooo:rsid="0071c432"/>
    </style:style>
    <style:style style:name="T31" style:family="text">
      <style:text-properties style:use-window-font-color="true" loext:opacity="0%"/>
    </style:style>
    <style:style style:name="T32" style:family="text">
      <style:text-properties style:use-window-font-color="true" loext:opacity="0%" fo:language="es" fo:country="ES" officeooo:rsid="00627d62"/>
    </style:style>
    <style:style style:name="T33" style:family="text">
      <style:text-properties style:use-window-font-color="true" loext:opacity="0%" fo:language="es" fo:country="ES" fo:font-style="italic" officeooo:rsid="00627d62" style:font-style-asian="italic" style:font-style-complex="italic"/>
    </style:style>
    <style:style style:name="T34" style:family="text">
      <style:text-properties style:use-window-font-color="true" loext:opacity="0%" fo:language="es" fo:country="ES" fo:font-style="italic" officeooo:rsid="0061ecfa" style:font-style-asian="italic" style:font-style-complex="italic"/>
    </style:style>
    <style:style style:name="T35" style:family="text">
      <style:text-properties style:use-window-font-color="true" loext:opacity="0%" fo:language="es" fo:country="ES" fo:font-style="italic" fo:font-weight="bold" officeooo:rsid="0061ecfa" style:font-style-asian="italic" style:font-weight-asian="bold" style:font-style-complex="italic" style:font-weight-complex="bold"/>
    </style:style>
    <style:style style:name="T36" style:family="text">
      <style:text-properties style:use-window-font-color="true" loext:opacity="0%" fo:language="es" fo:country="ES" officeooo:rsid="0061ecfa"/>
    </style:style>
    <style:style style:name="T37" style:family="text">
      <style:text-properties style:use-window-font-color="true" loext:opacity="0%" fo:language="es" fo:country="ES" fo:font-style="normal" fo:font-weight="bold" officeooo:rsid="0061ecfa" style:font-style-asian="normal" style:font-weight-asian="bold" style:font-style-complex="normal" style:font-weight-complex="bold"/>
    </style:style>
    <style:style style:name="T38" style:family="text">
      <style:text-properties style:use-window-font-color="true" loext:opacity="0%" fo:language="es" fo:country="ES" fo:font-style="normal" fo:font-weight="bold" officeooo:rsid="007184a8" style:font-style-asian="normal" style:font-weight-asian="bold" style:font-style-complex="normal" style:font-weight-complex="bold"/>
    </style:style>
    <style:style style:name="T39" style:family="text">
      <style:text-properties style:font-name="Courier New" fo:font-style="normal" fo:font-weight="normal" officeooo:rsid="007184a8" style:font-style-asian="normal" style:font-weight-asian="normal" style:font-style-complex="normal" style:font-weight-complex="normal"/>
    </style:style>
    <style:style style:name="T40" style:family="text">
      <style:text-properties officeooo:rsid="00731133"/>
    </style:style>
    <style:style style:name="T41" style:family="text">
      <style:text-properties officeooo:rsid="0073f723"/>
    </style:style>
    <style:style style:name="T42" style:family="text">
      <style:text-properties officeooo:rsid="0083e28a"/>
    </style:style>
    <style:style style:name="T43" style:family="text">
      <style:text-properties officeooo:rsid="00760ecd"/>
    </style:style>
    <style:style style:name="T44" style:family="text">
      <style:text-properties officeooo:rsid="0084fb8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Numbering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4.<text:span text:style-name="T14">2</text:span> API REST <text:span text:style-name="T5">índices y documentos</text:span></text:p>
      <text:p text:style-name="P5">Todas las respuestas se harán en color azul para facilitar la corrección de las actividades.</text:p>
      <text:table-of-content text:style-name="Sect1" text:protected="true" text:name="Table of Contents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 de contenidos</text:p>
          </text:index-title>
          <text:p text:style-name="P15"><text:a xlink:type="simple" xlink:href="#__RefHeading___Toc811_2628955210" text:style-name="Index_20_Link" text:visited-style-name="Index_20_Link">Documents APIs<text:tab/>1</text:a></text:p>
          <text:p text:style-name="P16"><text:a xlink:type="simple" xlink:href="#__RefHeading___Toc813_2628955210" text:style-name="Index_20_Link" text:visited-style-name="Index_20_Link">1. Index API (Inserta)<text:tab/>1</text:a></text:p>
          <text:p text:style-name="P16"><text:a xlink:type="simple" xlink:href="#__RefHeading___Toc815_2628955210" text:style-name="Index_20_Link" text:visited-style-name="Index_20_Link">2. Get API<text:tab/>3</text:a></text:p>
          <text:p text:style-name="P16"><text:a xlink:type="simple" xlink:href="#__RefHeading___Toc817_2628955210" text:style-name="Index_20_Link" text:visited-style-name="Index_20_Link">3. Delete API<text:tab/>3</text:a></text:p>
          <text:p text:style-name="P16"><text:a xlink:type="simple" xlink:href="#__RefHeading___Toc819_2628955210" text:style-name="Index_20_Link" text:visited-style-name="Index_20_Link">4. Update<text:tab/>3</text:a></text:p>
          <text:p text:style-name="P15"><text:a xlink:type="simple" xlink:href="#__RefHeading___Toc821_2628955210" text:style-name="Index_20_Link" text:visited-style-name="Index_20_Link">Search APIs<text:tab/>4</text:a></text:p>
          <text:p text:style-name="P16"><text:a xlink:type="simple" xlink:href="#__RefHeading___Toc823_2628955210" text:style-name="Index_20_Link" text:visited-style-name="Index_20_Link">1. Search API<text:tab/>4</text:a></text:p>
          <text:p text:style-name="P16"><text:a xlink:type="simple" xlink:href="#__RefHeading___Toc825_2628955210" text:style-name="Index_20_Link" text:visited-style-name="Index_20_Link">2. Request Body Search<text:tab/>4</text:a></text:p>
          <text:p text:style-name="P16"><text:a xlink:type="simple" xlink:href="#__RefHeading___Toc827_2628955210" text:style-name="Index_20_Link" text:visited-style-name="Index_20_Link">3. Search templates<text:tab/>4</text:a></text:p>
          <text:p text:style-name="P16"><text:a xlink:type="simple" xlink:href="#__RefHeading___Toc829_2628955210" text:style-name="Index_20_Link" text:visited-style-name="Index_20_Link">4. Search Shards<text:tab/>5</text:a></text:p>
          <text:p text:style-name="P15"><text:a xlink:type="simple" xlink:href="#__RefHeading___Toc831_2628955210" text:style-name="Index_20_Link" text:visited-style-name="Index_20_Link">Indices APIs<text:tab/>5</text:a></text:p>
          <text:p text:style-name="P16"><text:a xlink:type="simple" xlink:href="#__RefHeading___Toc833_2628955210" text:style-name="Index_20_Link" text:visited-style-name="Index_20_Link">1. Create Index API<text:tab/>5</text:a></text:p>
          <text:p text:style-name="P16"><text:a xlink:type="simple" xlink:href="#__RefHeading___Toc835_2628955210" text:style-name="Index_20_Link" text:visited-style-name="Index_20_Link">2. Delete Index API<text:tab/>5</text:a></text:p>
          <text:p text:style-name="P16"><text:a xlink:type="simple" xlink:href="#__RefHeading___Toc837_2628955210" text:style-name="Index_20_Link" text:visited-style-name="Index_20_Link">3. Open/Close Index API<text:tab/>6</text:a></text:p>
          <text:p text:style-name="P16"><text:a xlink:type="simple" xlink:href="#__RefHeading___Toc839_2628955210" text:style-name="Index_20_Link" text:visited-style-name="Index_20_Link">4. Get Mapping API<text:tab/>6</text:a></text:p>
          <text:p text:style-name="P16"><text:a xlink:type="simple" xlink:href="#__RefHeading___Toc841_2628955210" text:style-name="Index_20_Link" text:visited-style-name="Index_20_Link">5. Index stats API<text:tab/>6</text:a></text:p>
        </text:index-body>
      </text:table-of-content>
      <text:h text:style-name="P19" text:outline-level="1"/>
      <text:h text:style-name="P19" text:outline-level="1"><text:bookmark-start text:name="__RefHeading___Toc811_2628955210"/><text:span text:style-name="T41">1. </text:span><text:span text:style-name="T14">Documents</text:span> API<text:span text:style-name="T25">s</text:span><text:bookmark-end text:name="__RefHeading___Toc811_2628955210"/></text:h>
      <text:p text:style-name="P9">Esta sección comienza con una breve introducción al <text:a xlink:type="simple" xlink:href="https://www.elastic.co/guide/en/elasticsearch/reference/current/docs-replication.html" text:style-name="Internet_20_link" text:visited-style-name="Visited_20_Internet_20_Link">modelo de replicación de datos</text:a> de <text:span text:style-name="T1">Elasticsearch</text:span>, seguida de una descripción detallada de las siguientes APIs CRUD.</text:p>
      <text:h text:style-name="P21" text:outline-level="2"><text:bookmark-start text:name="__RefHeading___Toc813_2628955210"/><text:span text:style-name="T41">1. </text:span><text:span text:style-name="T27">1. </text:span>Index API (Inserta)<text:bookmark-end text:name="__RefHeading___Toc813_2628955210"/></text:h>
      <text:p text:style-name="P10"><text:span text:style-name="T32">Vamos a crear una base de datos (índice) llamado </text:span><text:span text:style-name="T33">twitter</text:span><text:span text:style-name="T32">. Para ello vamos a realizar l</text:span><text:span text:style-name="T36">lamada</text:span><text:span text:style-name="T32">s</text:span><text:span text:style-name="T36"> a la API </text:span><text:span text:style-name="T34">index</text:span><text:span text:style-name="T36"> para almacenar los siguientes </text:span><text:span text:style-name="T34">tweets. </text:span><text:span text:style-name="T37">Ejecuta los comandos </text:span><text:span text:style-name="T38">del fichero </text:span><text:span text:style-name="T39">04.2_insert_indice_twitter.txt</text:span><text:span text:style-name="T38"> facilitado</text:span><text:span text:style-name="T37"> para insertar los datos en la base de datos </text:span><text:span text:style-name="T35">elasticsearch</text:span><text:span text:style-name="T37">.</text:span></text:p>
      <text:p text:style-name="P26"/>
      <text:list xml:id="list701751964" text:style-name="L1">
        <text:list-item>
          <text:p text:style-name="P27">Ejecuta, usando la <text:span text:style-name="T1">API Cat</text:span>, la instrucción que te devuelve los índices <text:span text:style-name="T25">(Bases de datos)</text:span>. Analiza el resultado obtenido para contestar las siguientes preguntas. Escribe el comando y el resultado del índice <text:span text:style-name="T1">twitter</text:span>.</text:p>
        </text:list-item>
      </text:list>
      <text:p text:style-name="P2"/>
      <text:p text:style-name="P13"/>
      <text:list xml:id="list174052783331004" text:continue-numbering="true" text:style-name="L1">
        <text:list-item>
          <text:p text:style-name="P28">¿<text:span text:style-name="T30">Cuál es el estado (green, yellow, red) que devuelve la consulta anterior</text:span>? <text:span text:style-name="T30">¿P</text:span>or qué crees que tienes ese resultado? <text:span text:style-name="T25">Verifica los </text:span><text:span text:style-name="T2">shards</text:span><text:span text:style-name="T25"> para conocer más información.</text:span></text:p>
        </text:list-item>
      </text:list>
      <text:p text:style-name="P14"/>
      <text:list xml:id="list174052845359588" text:continue-numbering="true" text:style-name="L1">
        <text:list-item>
          <text:p text:style-name="P27">¿Cu<text:span text:style-name="T40">á</text:span>ntos <text:span text:style-name="T1">shards</text:span> primarios tiene? ¿Por qué?</text:p>
          <text:p text:style-name="P27"/>
        </text:list-item>
        <text:list-item>
          <text:p text:style-name="P27">¿Cu<text:span text:style-name="T40">á</text:span>ntos <text:span text:style-name="T1">shards</text:span> replicas tiene? ¿Por qué?</text:p>
          <text:p text:style-name="P27"/>
        </text:list-item>
        <text:list-item>
          <text:p text:style-name="P27">¿Cu<text:span text:style-name="T40">á</text:span>ntos documentos tiene? ¿Por qué?</text:p>
          <text:p text:style-name="P27"><text:soft-page-break/></text:p>
        </text:list-item>
      </text:list>
      <text:h text:style-name="P21" text:outline-level="2"><text:bookmark-start text:name="__RefHeading___Toc815_2628955210"/><text:span text:style-name="T41">1. </text:span><text:span text:style-name="T27">2. </text:span>Get API<text:bookmark-end text:name="__RefHeading___Toc815_2628955210"/></text:h>
      <text:list xml:id="list2692125330" text:style-name="L2">
        <text:list-item>
          <text:p text:style-name="P29"><text:span text:style-name="T15">C</text:span>onsulta el <text:span text:style-name="T25">segundo</text:span> documento JSON insertado a través de su ID.</text:p>
          <text:p text:style-name="P30"/>
        </text:list-item>
      </text:list>
      <text:h text:style-name="P21" text:outline-level="2"><text:bookmark-start text:name="__RefHeading___Toc817_2628955210"/><text:span text:style-name="T41">1. </text:span><text:span text:style-name="T27">3. </text:span>Delete API<text:bookmark-end text:name="__RefHeading___Toc817_2628955210"/></text:h>
      <text:list xml:id="list174052852763685" text:continue-list="list2692125330" text:style-name="L2">
        <text:list-item text:start-value="1">
          <text:p text:style-name="P34">Consulta el documento 6 de la base de datos (índice) <text:span text:style-name="T1">twitter</text:span>. Pon también la salida obtenida por consola.</text:p>
          <text:p text:style-name="P37"/>
        </text:list-item>
        <text:list-item>
          <text:p text:style-name="P31"><text:span text:style-name="T4">Escribe el comando para </text:span><text:span text:style-name="T25">el borrado del documento 6 de la base de datos (índice) </text:span><text:span text:style-name="T2">twitter</text:span><text:span text:style-name="T25">. Pon también la salida obtenida por consola. ¿Cuál es el valor del campo </text:span><text:span text:style-name="T2">result</text:span><text:span text:style-name="T25">?</text:span></text:p>
          <text:p text:style-name="P40"/>
          <text:p text:style-name="P39"/>
        </text:list-item>
        <text:list-item>
          <text:p text:style-name="P31"><text:span text:style-name="T25">Consulta el documento 6 de la base de datos (índice) </text:span><text:span text:style-name="T2">twitter</text:span><text:span text:style-name="T25">. ¿Qué obtienes ahora como resultado?</text:span></text:p>
          <text:p text:style-name="P51"/>
        </text:list-item>
      </text:list>
      <text:h text:style-name="P22" text:outline-level="2"><text:bookmark-start text:name="__RefHeading___Toc819_2628955210"/><text:span text:style-name="T41">1. </text:span><text:span text:style-name="T27">4. </text:span>Update<text:bookmark-end text:name="__RefHeading___Toc819_2628955210"/></text:h>
      <text:list xml:id="list3880165404" text:style-name="L3">
        <text:list-item text:start-value="1">
          <text:p text:style-name="P35">Consulta el documento 1 de la base de datos (índice) <text:span text:style-name="T1">twitter</text:span>. Pon también la salida obtenida por consola.</text:p>
          <text:p text:style-name="P38"/>
        </text:list-item>
        <text:list-item>
          <text:p text:style-name="P35">Actualiza el documento 1. Añadir (habilitar) un nuevo campo que sea <text:span text:style-name="T1">likes</text:span></text:p>
          <text:p text:style-name="P47"/>
        </text:list-item>
        <text:list-item>
          <text:p text:style-name="P35">Consulta el documento 1 de la base de datos (índice) <text:span text:style-name="T1">twitter</text:span>. ¿Qué obtienes ahora nuevo?</text:p>
          <text:p text:style-name="P52"/>
        </text:list-item>
      </text:list>
      <text:h text:style-name="Heading_20_1" text:outline-level="1"><text:bookmark-start text:name="__RefHeading___Toc821_2628955210"/><text:span text:style-name="T41">2. </text:span>Search API<text:span text:style-name="T25">s</text:span><text:bookmark-end text:name="__RefHeading___Toc821_2628955210"/></text:h>
      <text:p text:style-name="P11">Las API de búsqueda se utilizan para buscar y agregar datos almacenados en los índices y flujos de datos de <text:span text:style-name="T1">Elasticsearch</text:span>. Para obtener una visión general y tutoriales relacionados, consulte <text:a xlink:type="simple" xlink:href="https://www.elastic.co/guide/en/elasticsearch/reference/current/search-your-data.html" text:style-name="Internet_20_link" text:visited-style-name="Visited_20_Internet_20_Link">Buscar en sus datos</text:a>.</text:p>
      <text:p text:style-name="P11"/>
      <text:p text:style-name="P11">La mayoría de las API de búsqueda admiten la sintaxis multiobjetivo, con la excepción de la <text:a xlink:type="simple" xlink:href="https://www.elastic.co/guide/en/elasticsearch/reference/current/search-explain.html" text:style-name="Internet_20_link" text:visited-style-name="Visited_20_Internet_20_Link">API explain</text:a>.</text:p>
      <text:list xml:id="list174051543682811" text:continue-numbering="true" text:style-name="L3">
        <text:list-header>
          <text:p text:style-name="P41"/>
        </text:list-header>
      </text:list>
      <text:h text:style-name="P22" text:outline-level="2"><text:bookmark-start text:name="__RefHeading___Toc823_2628955210"/><text:span text:style-name="T41">2. </text:span><text:span text:style-name="T28">1. </text:span>Search API<text:bookmark-end text:name="__RefHeading___Toc823_2628955210"/></text:h>
      <text:list xml:id="list675536787" text:style-name="L4">
        <text:list-item>
          <text:p text:style-name="P32"><text:span text:style-name="T9">Escribe el comando </text:span><text:span text:style-name="T10">que consulta los </text:span><text:span text:style-name="T8">tweets</text:span><text:span text:style-name="T10"> del usuario user1</text:span></text:p>
          <text:p text:style-name="P25"/>
        </text:list-item>
        <text:list-item>
          <text:p text:style-name="P53"><text:span text:style-name="T4">Escribe el comando </text:span><text:span text:style-name="T25">que consulta en todos los índices los documentos que tengan el campo </text:span><text:span text:style-name="T2">dislikes</text:span><text:span text:style-name="T25">.</text:span></text:p>
          <text:p text:style-name="P49"/>
        </text:list-item>
      </text:list>
      <text:h text:style-name="P22" text:outline-level="2"><text:bookmark-start text:name="__RefHeading___Toc825_2628955210"/><text:span text:style-name="T41">2. </text:span><text:span text:style-name="T28">2. </text:span>Request Body Search<text:bookmark-end text:name="__RefHeading___Toc825_2628955210"/></text:h>
      <text:list xml:id="list174052462104930" text:continue-list="list675536787" text:style-name="L4">
        <text:list-item text:start-value="1">
          <text:p text:style-name="P33"><text:span text:style-name="T9">Escribe el comando </text:span><text:span text:style-name="T10">que consulta los </text:span><text:span text:style-name="T8">tweets</text:span><text:span text:style-name="T10"> de la usuaria JoanaFus</text:span><text:span text:style-name="T11">et </text:span><text:span text:style-name="T12">y del usuario user1</text:span></text:p>
          <text:p text:style-name="P46"/>
          <text:p text:style-name="P54"/>
        </text:list-item>
      </text:list>
      <text:h text:style-name="P24" text:outline-level="2"><text:bookmark-start text:name="__RefHeading___Toc827_2628955210"/><text:soft-page-break/><text:span text:style-name="T41">2. </text:span><text:span text:style-name="T28">3. </text:span>Search templates<text:bookmark-end text:name="__RefHeading___Toc827_2628955210"/></text:h>
      <text:list xml:id="list1467437555" text:style-name="L5">
        <text:list-item>
          <text:p text:style-name="P62"><text:span text:style-name="T25">Construye una plantilla (template) que busque usando como parámetros el campo </text:span><text:span text:style-name="T2">user</text:span><text:span text:style-name="T25">, el campo valor del usuario y que se pueda especificar también el número de ocurrencias. </text:span></text:p>
          <text:p text:style-name="P63">Haz varias pruebas modificando los valores de las variables. <text:span text:style-name="T42">Usar el “param”→ “from” modificar el “my_size” a 1 cuando tienes dos resultados.</text:span></text:p>
        </text:list-item>
        <text:list-item>
          <text:p text:style-name="P64">En una búsqueda de Elasticsearch, existen dos formas de especificar una plantilla de búsqueda: "inline" y "source". <text:span text:style-name="T43">¿Cuál es la diferencia?</text:span></text:p>
        </text:list-item>
      </text:list>
      <text:p text:style-name="P1"/>
      <text:h text:style-name="P22" text:outline-level="2"><text:bookmark-start text:name="__RefHeading___Toc829_2628955210"/><text:span text:style-name="T41">2. </text:span><text:span text:style-name="T28">4. </text:span>Search Shards<text:bookmark-end text:name="__RefHeading___Toc829_2628955210"/></text:h>
      <text:list xml:id="list1543842334" text:style-name="L6">
        <text:list-item>
          <text:p text:style-name="P36"><text:span text:style-name="T13">E</text:span>scribe el comando que devolverá los <text:span text:style-name="T1">shards</text:span> del servidor. ¿Cuántos te ha devuelto?</text:p>
        </text:list-item>
      </text:list>
      <text:p text:style-name="P17"/>
      <text:h text:style-name="P20" text:outline-level="1"><text:bookmark-start text:name="__RefHeading___Toc831_2628955210"/><text:span text:style-name="T7">3. </text:span><text:span text:style-name="T6">Indices</text:span> API<text:span text:style-name="T25">s</text:span><text:bookmark-end text:name="__RefHeading___Toc831_2628955210"/></text:h>
      <text:p text:style-name="P12">Las API de índices se utilizan para gestionar índices individuales, configuraciones de índices, alias, mapeos y plantillas de índices.</text:p>
      <text:list xml:id="list174052244382210" text:continue-list="list174051543682811" text:style-name="L3">
        <text:list-header>
          <text:p text:style-name="P42"/>
        </text:list-header>
      </text:list>
      <text:h text:style-name="P22" text:outline-level="2"><text:bookmark-start text:name="__RefHeading___Toc833_2628955210"/><text:span text:style-name="T41">3. </text:span><text:span text:style-name="T28">1. </text:span>Create Index API<text:bookmark-end text:name="__RefHeading___Toc833_2628955210"/></text:h>
      <text:list xml:id="list183716015" text:style-name="L7">
        <text:list-item>
          <text:p text:style-name="P55"><text:span text:style-name="T17">Crea un nuevo índice llamado </text:span><text:span text:style-name="T21">nou_index</text:span><text:span text:style-name="T17"> con 4 </text:span><text:span text:style-name="T21">shards</text:span><text:span text:style-name="T17"> y 2 réplicas</text:span></text:p>
        </text:list-item>
      </text:list>
      <text:p text:style-name="P18"/>
      <text:list xml:id="list3455562083" text:style-name="L8">
        <text:list-item>
          <text:p text:style-name="P57">Lista los índices para ver si se ha creado correctamente</text:p>
          <text:p text:style-name="P43"/>
          <text:p text:style-name="P57"/>
        </text:list-item>
        <text:list-item>
          <text:p text:style-name="P61"><text:span text:style-name="T16">Lista los shards. ¿Cuántos </text:span><text:span text:style-name="T20">shards</text:span><text:span text:style-name="T16"> tiene en total </text:span><text:span text:style-name="T20">nou_index</text:span><text:span text:style-name="T16">? ¿Cómo explicas que tenga ese número de </text:span><text:span text:style-name="T20">shards</text:span><text:span text:style-name="T16">?</text:span></text:p>
          <text:p text:style-name="P50"/>
        </text:list-item>
      </text:list>
      <text:h text:style-name="P22" text:outline-level="2"><text:bookmark-start text:name="__RefHeading___Toc835_2628955210"/><text:span text:style-name="T41">3. </text:span><text:span text:style-name="T28">2. </text:span>Delete Index API<text:bookmark-end text:name="__RefHeading___Toc835_2628955210"/></text:h>
      <text:list xml:id="list174052220253659" text:continue-list="list183716015" text:style-name="L7">
        <text:list-item text:start-value="1">
          <text:p text:style-name="P58">Elimina el índice creado en la actividad anterior.</text:p>
          <text:p text:style-name="P58"/>
        </text:list-item>
        <text:list-item>
          <text:p text:style-name="P60">Para evitar el borrado accidental de índices ¿<text:span text:style-name="T24">qué parámetro</text:span> de <text:span text:style-name="T24">qué fichero</text:span> <text:s/><text:span text:style-name="T44">de configuración de elasticsearch deberíamos configurar y cómo</text:span>?</text:p>
        </text:list-item>
      </text:list>
      <text:p text:style-name="P8"/>
      <text:h text:style-name="P22" text:outline-level="2"><text:bookmark-start text:name="__RefHeading___Toc837_2628955210"/><text:span text:style-name="T41">3. </text:span><text:span text:style-name="T28">3. </text:span>Open/Close Index API<text:bookmark-end text:name="__RefHeading___Toc837_2628955210"/></text:h>
      <text:list xml:id="list174052709654294" text:continue-list="list174052220253659" text:style-name="L7">
        <text:list-item text:start-value="1">
          <text:p text:style-name="P58">Deshabilita el acceso al índice <text:span text:style-name="T1">twitter</text:span>. Escribe la orden.</text:p>
          <text:p text:style-name="P58"/>
        </text:list-item>
        <text:list-item>
          <text:p text:style-name="P58">Intenta acceder a uno de los documentos del índice <text:span text:style-name="T1">twitter</text:span>. ¿Cuáles son los valores <text:span text:style-name="T1">type</text:span> y <text:span text:style-name="T1">reason</text:span> devueltos en el JSON?</text:p>
          <text:p text:style-name="P44"/>
          <text:p text:style-name="P58"/>
        </text:list-item>
        <text:list-item>
          <text:p text:style-name="P58">Rehabilita el acceso al índice <text:span text:style-name="T1">twitter</text:span>. Escribe la orden. Y comprueba que los documentos son accesibles.</text:p>
        </text:list-item>
      </text:list>
      <text:p text:style-name="P4"/>
      <text:p text:style-name="P3"><text:soft-page-break/></text:p>
      <text:h text:style-name="P22" text:outline-level="2"><text:bookmark-start text:name="__RefHeading___Toc839_2628955210"/><text:span text:style-name="T41">3. </text:span><text:span text:style-name="T28">4. </text:span>Get Mapping API<text:bookmark-end text:name="__RefHeading___Toc839_2628955210"/></text:h>
      <text:list xml:id="list174051799991759" text:continue-list="list174052709654294" text:style-name="L7">
        <text:list-item text:start-value="1">
          <text:p text:style-name="P58">Escribe la orden <text:span text:style-name="T29">que muestra el mapeado que se está realizando sobre el índice </text:span><text:span text:style-name="T3">twitter</text:span>.</text:p>
          <text:p text:style-name="P48"/>
        </text:list-item>
      </text:list>
      <text:p text:style-name="P7"/>
      <text:h text:style-name="P23" text:outline-level="2"><text:bookmark-start text:name="__RefHeading___Toc841_2628955210"/><text:span text:style-name="T41">3. </text:span><text:span text:style-name="T28">5. </text:span><text:span text:style-name="T26">Index stats</text:span> API<text:bookmark-end text:name="__RefHeading___Toc841_2628955210"/></text:h>
      <text:list xml:id="list174053011255588" text:continue-list="list174051799991759" text:style-name="L7">
        <text:list-item text:start-value="1">
          <text:p text:style-name="P56"><text:span text:style-name="T17">Escribe la orden </text:span><text:span text:style-name="T18">que muestra el </text:span><text:span text:style-name="T22">stat</text:span><text:span text:style-name="T19"> del </text:span><text:span text:style-name="T18">índice </text:span><text:span text:style-name="T23">twitter</text:span><text:span text:style-name="T17">.</text:span></text:p>
          <text:p text:style-name="P59"/>
        </text:list-item>
        <text:list-item>
          <text:p text:style-name="P56"><text:span text:style-name="T17">Escribe la orden </text:span><text:span text:style-name="T18">que muestra el </text:span><text:span text:style-name="T22">stat</text:span><text:span text:style-name="T19"> de todos los índices.</text:span></text:p>
          <text:p text:style-name="P45"/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_20_Drawing_20_Style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_20_Drawing_20_Style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_20_Drawing_20_Style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_20_Drawing_20_Style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_20_Drawing_20_Style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_20_Drawing_20_Style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_20_no_20_fill_20_and_20_no_20_line_5f_1" style:display-name="Object with no fill and no line_1" style:family="paragraph" style:parent-style-name="Default_5f_1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1" style:display-name="Default_1_1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_20_no_20_fill_20_and_20_no_20_line_5f_1_5f_1" style:display-name="Object with no fill and no line_1_1" style:family="paragraph" style:parent-style-name="Default_5f_1_5f_1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1_5f_1" style:display-name="Default_1_1_1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_20_no_20_fill_20_and_20_no_20_line_5f_1_5f_1_5f_1" style:display-name="Object with no fill and no line_1_1_1" style:family="paragraph" style:parent-style-name="Default_5f_1_5f_1_5f_1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1_5f_2" style:display-name="Default_1_1_2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_20_no_20_fill_20_and_20_no_20_line_5f_1_5f_1_5f_2" style:display-name="Object with no fill and no line_1_1_2" style:family="paragraph" style:parent-style-name="Default_5f_1_5f_1_5f_2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1_5f_3" style:display-name="Default_1_1_3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_20_no_20_fill_20_and_20_no_20_line_5f_1_5f_1_5f_3" style:display-name="Object with no fill and no line_1_1_3" style:family="paragraph" style:parent-style-name="Default_5f_1_5f_1_5f_3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2" style:display-name="Default_2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5f_1_5f_1_5f_3_5f_1" style:display-name="Default_1_1_3_1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_20_no_20_fill_20_and_20_no_20_line_5f_1_5f_1_5f_3_5f_1" style:display-name="Object with no fill and no line_1_1_3_1" style:family="paragraph" style:parent-style-name="Default_5f_1_5f_1_5f_3_5f_1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3:35:28.352977475</meta:creation-date>
    <dc:date>2023-01-18T17:40:50.698391474</dc:date>
    <meta:editing-duration>P1DT12H38M52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4" meta:paragraph-count="70" meta:word-count="794" meta:character-count="4565" meta:non-whitespace-character-count="3868"/>
  </office:meta>
</office:document-meta>
</file>